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8.488cm" fo:min-width="12.39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9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0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1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7d1d5" draw:textarea-horizontal-align="left" draw:auto-grow-height="true" draw:auto-grow-width="false" fo:min-height="4.407cm" fo:min-width="0cm"/>
      <style:paragraph-properties style:writing-mode="lr-tb"/>
    </style:style>
    <style:style style:name="gr1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333cm" fo:min-width="3.287cm"/>
    </style:style>
    <style:style style:name="gr14" style:family="graphic" style:parent-style-name="objectwithoutfill">
      <style:graphic-properties draw:marker-end="Arrowheads_20_3" draw:marker-end-width="0.3cm" draw:fill="none" loext:fill-use-slide-background="false" draw:textarea-vertical-align="middle"/>
    </style:style>
    <style:style style:name="gr1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1.154cm"/>
      <style:paragraph-properties style:writing-mode="lr-tb"/>
    </style:style>
    <style:style style:name="gr16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62cm" fo:min-width="1.0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7cm"/>
      <style:paragraph-properties style:writing-mode="lr-tb"/>
    </style:style>
    <style:style style:name="gr19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62cm" fo:min-width="1.05cm"/>
      <style:paragraph-properties style:writing-mode="lr-tb"/>
    </style:style>
    <style:style style:name="gr20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9.651cm" fo:min-width="13.96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8.634cm" fo:min-width="12.339cm"/>
      <style:paragraph-properties style:writing-mode="lr-tb"/>
    </style:style>
    <style:style style:name="gr2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333cm" fo:min-width="3.858cm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38cm" fo:min-width="1.403cm"/>
      <style:paragraph-properties style:writing-mode="lr-tb"/>
    </style:style>
    <style:style style:name="gr24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62cm" fo:min-width="1.28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38cm" fo:min-width="3.4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39cm" fo:min-width="3.493cm"/>
      <style:paragraph-properties style:writing-mode="lr-tb"/>
    </style:style>
    <style:style style:name="gr27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62cm" fo:min-width="1.28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93cm" fo:min-width="8.496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text-properties fo:font-size="16pt" fo:background-color="transparent"/>
    </style:style>
    <style:style style:name="P9" style:family="paragraph">
      <loext:graphic-properties draw:fill="solid" draw:fill-color="#f7d1d5"/>
      <style:text-properties fo:font-size="16pt" fo:background-color="transparen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3.676cm" svg:y="3.085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4" draw:layer="layout" svg:width="3.732cm" svg:height="2.401cm" svg:x="4.25cm" svg:y="3.251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7.624cm" svg:y="12.302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96cm" svg:height="8.738cm" draw:transform="skewX (-0.011693705988362) translate (14.147cm 3.0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14.817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21.133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494cm" svg:y1="5.986cm" svg:x2="17.474cm" svg:y2="7.205cm">
          <text:p/>
        </draw:line>
        <draw:line draw:style-name="gr7" draw:text-style-name="P5" draw:layer="layout" svg:x1="23.9cm" svg:y1="6.004cm" svg:x2="23.88cm" svg:y2="7.223cm">
          <text:p/>
        </draw:line>
        <draw:frame draw:style-name="gr8" draw:text-style-name="P6" draw:layer="layout" svg:width="5.502cm" svg:height="0.962cm" svg:x="18.048cm" svg:y="2.065cm">
          <draw:text-box>
            <text:p>parseHMIConfig()</text:p>
          </draw:text-box>
        </draw:frame>
        <draw:custom-shape draw:style-name="gr9" draw:text-style-name="P4" draw:layer="layout" svg:width="5.616cm" svg:height="1.552cm" svg:x="14.723cm" svg:y="7.186cm">
          <text:p text:style-name="P7">rollInAxisGroup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616cm" svg:height="1.552cm" svg:x="21.041cm" svg:y="7.223cm">
          <text:p text:style-name="P7">rollOutAxisGroup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488cm" svg:y1="8.738cm" svg:x2="19.488cm" svg:y2="9.624cm">
          <text:p/>
        </draw:line>
        <draw:line draw:style-name="gr7" draw:text-style-name="P5" draw:layer="layout" svg:x1="22.019cm" svg:y1="8.627cm" svg:x2="22.02cm" svg:y2="9.624cm">
          <text:p/>
        </draw:line>
        <draw:custom-shape draw:style-name="gr11" draw:text-style-name="P7" draw:layer="layout" svg:width="5.616cm" svg:height="1.552cm" svg:x="17.679cm" svg:y="9.624cm">
          <text:p text:style-name="P7">hmiCfg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45cm" svg:y1="11.176cm" svg:x2="20.468cm" svg:y2="12.302cm">
          <text:p/>
        </draw:line>
        <draw:custom-shape draw:style-name="gr4" draw:text-style-name="P4" draw:layer="layout" svg:width="5.652cm" svg:height="1.534cm" svg:x="4.62cm" svg:y="7.989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999cm" svg:y1="5.652cm" svg:x2="5.967cm" svg:y2="7.989cm">
          <text:p/>
        </draw:line>
        <draw:line draw:style-name="gr7" draw:text-style-name="P5" draw:layer="layout" svg:x1="10.272cm" svg:y1="8.719cm" svg:x2="14.147cm" svg:y2="8.701cm">
          <text:p/>
        </draw:line>
        <draw:frame draw:style-name="gr12" draw:text-style-name="P9" draw:layer="layout" svg:width="9.883cm" svg:height="4.657cm" svg:x="3.898cm" svg:y="9.827cm">
          <draw:text-box>
            <text:p text:style-name="P8">BuildAxisGroups():</text:p>
            <text:p text:style-name="P8">將 hmiConfigState 資料轉成</text:p>
            <text:p text:style-name="P8">樹狀結構：準備區附屬於</text:p>
            <text:p text:style-name="P8">機臺下，機臺附屬於</text:p>
            <text:p text:style-name="P8">捲取段 rollInAxisGroups 或</text:p>
            <text:p text:style-name="P8">給線段 rollOutAxisGroups</text:p>
          </draw:text-box>
        </draw:frame>
        <draw:g>
          <draw:custom-shape draw:style-name="gr13" draw:text-style-name="P10" draw:layer="layout" svg:width="3.787cm" svg:height="3.583cm" svg:x="0.241cm" svg:y="6.07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0.563cm" svg:y1="6.245cm" svg:x2="2.042cm" svg:y2="6.245cm">
              <text:p/>
            </draw:line>
            <draw:frame draw:style-name="gr15" draw:text-style-name="P6" draw:layer="layout" svg:width="1.734cm" svg:height="0.962cm" svg:x="0.35cm" svg:y="6.333cm">
              <draw:text-box>
                <text:p>data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6" draw:layer="layout" svg:width="3.469cm" svg:height="0.962cm" svg:x="0.317cm" svg:y="8.865cm">
              <draw:text-box>
                <text:p>variable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6" draw:layer="layout" svg:width="3.639cm" svg:height="0.962cm" svg:x="0.317cm" svg:y="7.471cm">
              <draw:text-box>
                <text:p>ReactState</text:p>
              </draw:text-box>
            </draw:frame>
            <draw:custom-shape draw:style-name="gr19" draw:text-style-name="P11" draw:layer="layout" svg:width="1.55cm" svg:height="0.312cm" svg:x="0.492cm" svg:y="8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buildDisplayData()</text:p>
          </draw:text-box>
        </draw:frame>
        <draw:g>
          <draw:custom-shape draw:style-name="gr2" draw:text-style-name="P3" draw:layer="layout" svg:width="9.754cm" svg:height="2.79cm" svg:x="1.793cm" svg:y="2.494cm">
            <text:p text:style-name="P3">Backend API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32cm" svg:height="2.401cm" svg:x="2.367cm" svg:y="2.66cm">
            <text:p text:style-name="P4">fetch </text:p>
            <text:p text:style-name="P4">Production </text:p>
            <text:p text:style-name="P4">data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5.652cm" svg:height="1.534cm" svg:x="15.258cm" svg:y="2.25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4.468cm" svg:height="9.901cm" draw:transform="skewX (-0.011693705988362) translate (11.97cm 4.526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2.839cm" svg:height="8.884cm" svg:x="12.783cm" svg:y="4.97cm">
          <text:p text:style-name="P4">Traverse </text:p>
          <text:p text:style-name="P4">ParsedHMIConfig</text:p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22" draw:text-style-name="P10" draw:layer="layout" svg:width="4.358cm" svg:height="3.583cm" svg:x="23.202cm" svg:y="0.277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23.572cm" svg:y1="0.452cm" svg:x2="25.274cm" svg:y2="0.452cm">
              <text:p/>
            </draw:line>
            <draw:frame draw:style-name="gr23" draw:text-style-name="P6" draw:layer="layout" svg:width="1.903cm" svg:height="0.962cm" svg:x="23.328cm" svg:y="0.54cm">
              <draw:text-box>
                <text:p>data</text:p>
              </draw:text-box>
            </draw:frame>
            <draw:custom-shape draw:style-name="gr24" draw:text-style-name="P11" draw:layer="layout" svg:width="1.782cm" svg:height="0.312cm" svg:x="23.472cm" svg:y="1.3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" draw:text-style-name="P6" draw:layer="layout" svg:width="3.993cm" svg:height="0.962cm" svg:x="23.289cm" svg:y="3.072cm">
              <draw:text-box>
                <text:p>variable</text:p>
              </draw:text-box>
            </draw:frame>
            <draw:custom-shape draw:style-name="gr24" draw:text-style-name="P11" draw:layer="layout" svg:width="1.782cm" svg:height="0.312cm" svg:x="23.472cm" svg:y="1.3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6" draw:text-style-name="P6" draw:layer="layout" svg:width="3.993cm" svg:height="0.962cm" svg:x="23.29cm" svg:y="1.678cm">
              <draw:text-box>
                <text:p>ReactState</text:p>
              </draw:text-box>
            </draw:frame>
            <draw:custom-shape draw:style-name="gr27" draw:text-style-name="P11" draw:layer="layout" svg:width="1.783cm" svg:height="0.312cm" svg:x="23.491cm" svg:y="2.7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7" draw:text-style-name="P5" draw:layer="layout" svg:x1="4.946cm" svg:y1="5.061cm" svg:x2="4.946cm" svg:y2="5.967cm">
          <text:p/>
        </draw:line>
        <draw:line draw:style-name="gr7" draw:text-style-name="P5" draw:layer="layout" svg:x1="18.122cm" svg:y1="3.784cm" svg:x2="18.122cm" svg:y2="4.526cm">
          <text:p/>
        </draw:line>
        <draw:custom-shape draw:style-name="gr4" draw:text-style-name="P4" draw:layer="layout" svg:width="5.652cm" svg:height="1.534cm" svg:x="3.568cm" svg:y="5.939cm">
          <text:p text:style-name="P4">productionState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8.996cm" svg:height="1.643cm" svg:x="2.974cm" svg:y="8.184cm">
          <text:p text:style-name="P4">getProductionDataByDeviceID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1H50M43S</meta:editing-duration>
    <meta:editing-cycles>6</meta:editing-cycles>
    <meta:generator>LibreOffice/7.4.7.2$Linux_X86_64 LibreOffice_project/40$Build-2</meta:generator>
    <dc:title>Pencil</dc:title>
    <dc:date>2023-12-01T17:33:12.353710793</dc:date>
    <meta:document-statistic meta:object-count="91"/>
  </office:meta>
</office:document-meta>
</file>